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69a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69a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69a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69a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69a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69a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69a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69a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69a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69a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69a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69a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69a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69a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69a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69a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69a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raima Venezuela Rivas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3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67330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la Alejandra Marcano de Riv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1550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5.4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2" meta:non-whitespace-character-count="1004"/>
    <meta:template xlink:type="simple" xlink:actuate="onRequest" xlink:title="Normal" xlink:href=""/>
  </office:meta>
</office:document-meta>
</file>